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8CF00000BE43370AC86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95cm" fo:margin-left="-0.005cm" fo:margin-right="0.011cm" table:align="margins" style:writing-mode="lr-tb"/>
    </style:style>
    <style:style style:name="Tabela1.A" style:family="table-column">
      <style:table-column-properties style:column-width="2.471cm" style:rel-column-width="10800*"/>
    </style:style>
    <style:style style:name="Tabela1.B" style:family="table-column">
      <style:table-column-properties style:column-width="3.231cm" style:rel-column-width="14123*"/>
    </style:style>
    <style:style style:name="Tabela1.C" style:family="table-column">
      <style:table-column-properties style:column-width="9.292cm" style:rel-column-width="4061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Ass_5f_Id">
      <style:text-properties fo:color="#2a00ff" style:font-name="Courier New1" fo:font-size="10pt" fo:language="en" fo:country="US" style:font-name-asian="Courier New1" style:font-size-asian="10pt" style:font-name-complex="Courier New1" style:font-size-complex="10pt"/>
    </style:style>
    <style:style style:name="P6" style:family="paragraph" style:parent-style-name="Interface_5f_Asset" style:master-page-name="Standard">
      <style:paragraph-properties style:page-number="auto"/>
    </style:style>
    <style:style style:name="T1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Ass_5f_Title">IFinalGraphic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P5">&lt;http://purl.org/dcc/pt.c03ensaios.denisecamila.IFinalGraphic&gt;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Denise Giubilei, Camila Pelizaro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A graphic interface with extra options.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exibe</text:p>
          </table:table-cell>
          <table:table-cell table:style-name="Tabela1.B1" table:number-columns-spanned="2" office:value-type="string">
            <text:p text:style-name="AssM_5f_Description">Shows a 'JFrame' with the game's results and three buttons, which, respectively: web search the animal, display it's image and offer a register form for new animals. If the animal is found all three buttons are displayed, otherwise, only the third.</text:p>
            <text:p text:style-name="AssM_5f_Description">(These extra options use Searcher, AnimalPix and FileGUIComponent components).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String</text:p>
          </table:table-cell>
          <table:table-cell table:style-name="Tabela1.B1" office:value-type="string">
            <text:p text:style-name="AssP_5f_Description">animal name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void</text:p>
          </table:table-cell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/>
            <text:p text:style-name="P3"><draw:frame draw:style-name="fr1" draw:name="graphics1" text:anchor-type="paragraph" svg:x="5.787cm" svg:y="0.064cm" svg:width="3.161cm" svg:height="1.52cm" draw:z-index="0"><draw:image xlink:href="Pictures/20000007000018CF00000BE43370AC86.svm" xlink:type="simple" xlink:show="embed" xlink:actuate="onLoad"/></draw:frame></text:p>
            <text:p text:style-name="AssU_5f_Diagram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4T00:12:30.11</dc:date>
    <meta:editing-cycles>19</meta:editing-cycles>
    <meta:editing-duration>P24DT2H36M48S</meta:editing-duration>
    <meta:generator>BrOffice.org/3.2$Win32 OpenOffice.org_project/320m18$Build-9502</meta:generator>
    <meta:document-statistic meta:table-count="1" meta:image-count="1" meta:object-count="0" meta:page-count="1" meta:paragraph-count="18" meta:word-count="77" meta:character-count="569"/>
    <meta:user-defined meta:name="Template Id">http://purl.org/inloco/dcc/interface-specification</meta:user-defined>
  </office:meta>
</office:document-meta>
</file>